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3" style:master-page-name="">
      <style:paragraph-properties style:page-number="auto" fo:break-before="page"/>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en-US-2.0.0.oxt&#13;&#13;26.08.2019 10:25:0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en-US-A-2.0.0.oxt&#13;&#13;26.08.2019 10:25: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en-US-L-2.0.0.oxt&#13;&#13;26.08.2019 10:25: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56784197635472500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680142929836189604" text:style-name="L2">
        <text:list-item>
          <text:p text:style-name="P48">Version 2.1.2 :</text:p>
        </text:list-item>
      </text:list>
      <text:list xml:id="list5184475275743599317" text:style-name="L3">
        <text:list-item>
          <text:list>
            <text:list-item>
              <text:p text:style-name="P49">Localized help : resolved non-functional hyperlink due to API incompatibility introduced by Apache OpenOffice 4.1 (and LibreOffice 4.0).</text:p>
            </text:list-item>
          </text:list>
        </text:list-item>
      </text:list>
      <text:list xml:id="list30462064" text:continue-list="list7680142929836189604" text:style-name="L2">
        <text:list-item>
          <text:p text:style-name="P48">Version 2.1.1 :</text:p>
        </text:list-item>
      </text:list>
      <text:list xml:id="list7705939561393152780"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0473357" text:continue-list="list30462064" text:style-name="L2">
        <text:list-item>
          <text:p text:style-name="P48">Version 2.1.0 :</text:p>
        </text:list-item>
      </text:list>
      <text:list xml:id="list6695150101073766607"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0467130" text:continue-list="list30473357" text:style-name="L2">
        <text:list-item>
          <text:p text:style-name="P48">Version 2.0.0 :</text:p>
        </text:list-item>
      </text:list>
      <text:list xml:id="list3730050295679232918"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0472529" text:continue-list="list30467130" text:style-name="L2">
        <text:list-item>
          <text:p text:style-name="P48">Version 1.5.3 :</text:p>
        </text:list-item>
      </text:list>
      <text:list xml:id="list6938873265142543597"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104464553415736375"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551767318028664416"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57762619889515732"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329995534159404317"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4733561980654852"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49768418568809455"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7227677727757789732"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155083898717939128"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002459776224436272"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657547662889827306" text:style-name="L17">
        <text:list-item>
          <text:p text:style-name="P63">Arg1 : <text:span text:style-name="InstructionMacro">String</text:span> : mandatory, type of control used for the button</text:p>
        </text:list-item>
      </text:list>
      <text:list xml:id="list1172108168104857125"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528935347810091721"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767473844384450250"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99378389054241072"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663470501240289481"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372751788390612783"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79637862877585694"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77527067624090982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0110855336695062"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061497359947895858"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514419061975147254"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704716207136566300"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127150280484973759"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124291963973517663"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273637687559952700"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78658560149470380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725884846171595919"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TyW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language pack (en-US)</text:p>
      <text:p text:style-name="tooltipLang"><text:bookmark-start text:name="__RefHeading__44467_325084090"/>Tooltip de<text:bookmark-end text:name="__RefHeading__44467_325084090"/></text:p>
      <text:p text:style-name="descrText">OOTyW Sprachpaket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language pack with graphical user interface (en-US).</text:p>
      <text:p text:style-name="descrText">Requires the OOTyW extension.</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Sprachpaket mit grafischer Benutzerschnittstelle (en-US) .</text:p>
      <text:p text:style-name="descrText">Benötigt die OOTyW-Extensio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871374921675733662"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43536160535014640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12999840682687575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19312736413960339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46740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68434145071149793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0963203399349713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18303619822939465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0</dc:date>
     <text:p>internal</text:p>
     <text:p>Page2</text:p>
     <text:p/>
    </office:annotation>Paragraph styles</text:p>
      <text:p text:style-name="P28"><office:annotation>
     <dc:creator>BM</dc:creator>
     <dc:date>2008-03-13T00:00:00.30</dc:date>
     <text:p>internal</text:p>
     <text:p>Page7</text:p>
     <text:p/>
    </office:annotation>Hyperlinks</text:p>
      <text:p text:style-name="hlp_5f_paragraph"><text:span text:style-name="T14"><office:annotation>
      <dc:creator>BM</dc:creator>
      <dc:date>2008-03-13T00:00:00.30</dc:date>
      <text:p>internal</text:p>
      <text:p>Page3</text:p>
      <text:p/>
     </office:annotation></text:span><text:span text:style-name="T14">Text formatting</text:span></text:p>
      <text:p text:style-name="P28"><office:annotation>
     <dc:creator>BM</dc:creator>
     <dc:date>2008-03-26T00:00:00.3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1</dc:date>
     <text:p>external</text:p>
     <text:p>text/swriter/main0210.xhp</text:p>
     <text:p/>
    </office:annotation><text:span text:style-name="T14">Preview topic</text:span> </text:p>
      <text:p text:style-name="hlp_5f_paragraph">This hyperlink displays <text:s/><office:annotation>
     <dc:creator>BM</dc:creator>
     <dc:date>2008-03-15T00:00:00.3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454329" text:continue-list="list343536160535014640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451006" text:continue-list="list3046740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2</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2</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2</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0465574" text:continue-list="list3045432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en-U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1" meta:word-count="13237" meta:character-count="8204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en-US", "2.0.0") ' fill with your values
  setExtensionDescription("en")
  setDisplayName("en", "OOTyW language pack (en-US)")
  setTooltip("en", "en") ' deprecated ! starting from 3.1,use instead setExtensionDescription
endDescription  


beginAnnexes 
  useLibrary("Basic", "OOTyW_en-US/")
endAnnexes


beginAddonUI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_en-US", "QM_en_US", "ShowDirectSpeech")
			setImage("icons/DirectSpeech")
		endButton

		beginButton()
            beginTitles("Writer")
              setTitle("Back to standard view", "en")
            endTitles
            setURL("Basic", "OOTyW_en-US", "QM_en_US", "StandardView")
			setImage("icons/StandardView")
		endButton    

  endOfficeToolbar


  beginAddonMenu

    beginMenu
    
      beginTitles
	    setTitle("OOTyW en-US")
      endTitles

      beginMenuItems
		
		beginCommand
            beginTitles("Writer")
              setTitle("Format all to AE style", "en")
            endTitles
            setURL("Basic", "OOTyW_en-US", "QM_en_US", "Main")
		endCommand
		
		beginCommand
            beginTitles("Writer")
              setTitle("Back to typewriter style", "en")
            endTitles
            setURL("Basic", "OOTyW_en-US", "QM_en_US", "TypewriterView")
		endCommand

        addSeparator

		beginCommand
            beginTitles("Writer")
              setTitle("Convert quotes into exchange format", "en")
            endTitles
            setURL("Basic", "OOTyW_en-US", "QM_en_US", "SubstituteQuotes")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Dash")
		endCommand
		
        addSeparator

		beginCommand
            beginTitles("Writer")
              setTitle("Show direct speech (works with AE style quotation marks)", "en")
            endTitles
            setURL("Basic", "OOTyW_en-US", "QM_en_US", "ShowDirectSpeech")
		endCommand

		beginCommand
            beginTitles("Writer")
              setTitle("Back to standard view", "en")
            endTitles
            setURL("Basic", "OOTyW_en-US", "QM_en_US", "StandardView")
		endCommand    

        addSeparator

		beginCommand
            beginTitles("Writer")
              setTitle("Load templ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